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garde toi, arlequin de papier</text:p>
      <text:p text:style-name="Standard">Qui danse et prend son pied</text:p>
      <text:p text:style-name="Standard">Sur le cadavre de notre amitié.</text:p>
      <text:p text:style-name="Standard">Regarde les, tes crimes et tes mensonges</text:p>
      <text:p text:style-name="Standard">Qui sont autant de mauvais songes</text:p>
      <text:p text:style-name="Standard">Regarde ces mots qui te rongent. </text:p>
      <text:p text:style-name="Standard"/>
      <text:p text:style-name="Standard">Tu voulais m’entraîner</text:p>
      <text:p text:style-name="Standard">Dans ta réalité.</text:p>
      <text:p text:style-name="Standard">Me perdre dans ton monde </text:p>
      <text:p text:style-name="Standard">Me laisser errer sur ma tombe</text:p>
      <text:p text:style-name="Standard">Sacrifié pour ton plaisir </text:p>
      <text:p text:style-name="Standard">Oublié pour tes désirs.</text:p>
      <text:p text:style-name="Standard">Tu voulais m'entraîner</text:p>
      <text:p text:style-name="Standard">Loin de la réalité.</text:p>
      <text:p text:style-name="Standard"/>
      <text:p text:style-name="Standard">Regarde toi, arlequin de papier</text:p>
      <text:p text:style-name="Standard">Qui danse et prend son pied</text:p>
      <text:p text:style-name="Standard">Sur le cadavre de notre amitié.</text:p>
      <text:p text:style-name="Standard">Regarde les, tes crimes et tes mensonges</text:p>
      <text:p text:style-name="Standard">Qui sont autant de mauvais songes</text:p>
      <text:p text:style-name="Standard">Regarde ces mots qui te rongent. </text:p>
      <text:p text:style-name="P1"/>
      <text:p text:style-name="Standard"/>
      <text:p text:style-name="Standard"/>
      <text:p text:style-name="Standard">Tu traces des lignes ensanglantées,</text:p>
      <text:p text:style-name="Standard">Sillons doucement esquissés</text:p>
      <text:p text:style-name="Standard">Qui donnent le ton de notre amitié.</text:p>
      <text:p text:style-name="Standard"/>
      <text:p text:style-name="Standard">Tu me tends la main, </text:p>
      <text:p text:style-name="Standard">Me murmure dans un refrain</text:p>
      <text:p text:style-name="Standard">Qu'il y a la vie et la mort</text:p>
      <text:p text:style-name="Standard">Mais qu'à deux on s'en sort</text:p>
      <text:p text:style-name="Standard">Mais tes yeux crient</text:p>
      <text:p text:style-name="Standard">Qu'il y a ta vie et ma mort</text:p>
      <text:p text:style-name="Standard">Que tu n'as aucun remord</text:p>
      <text:p text:style-name="Standard">Que de mes sentiments tu te ris </text:p>
      <text:p text:style-name="Standard"/>
      <text:p text:style-name="Standard">Tu traces des lignes ensanglantées,</text:p>
      <text:p text:style-name="Standard">Sillons doucement esquissés</text:p>
      <text:p text:style-name="Standard">Qui donnent le ton de notre amiti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07T19:44:05.60</meta:creation-date>
    <dc:date>2012-11-13T19:20:12</dc:date>
    <meta:editing-duration>PT00H34M17S</meta:editing-duration>
    <meta:editing-cycles>4</meta:editing-cycles>
    <meta:generator>OpenOffice.org/3.2$Linux OpenOffice.org_project/320m12$Build-9483</meta:generator>
    <dc:creator>Ryouzanki </dc:creator>
    <meta:document-statistic meta:table-count="0" meta:image-count="0" meta:object-count="0" meta:page-count="1" meta:paragraph-count="34" meta:word-count="182" meta:character-count="970"/>
  </office:meta>
</office:document-meta>
</file>